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DejaVu Sans" svg:font-family="'DejaVu Sans'" style:font-adornments="Book" style:font-family-generic="swiss"/>
    <style:font-face style:name="Droid Sans Fallback" svg:font-family="'Droid Sans Fallback'"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ourier 10 Pitch" fo:font-size="10pt" officeooo:rsid="001e51f7" officeooo:paragraph-rsid="001e51f7" style:font-size-asian="10pt" style:font-size-complex="10pt"/>
    </style:style>
    <style:style style:name="P2" style:family="paragraph" style:parent-style-name="Standard" style:list-style-name="L2">
      <style:text-properties style:font-name="Courier 10 Pitch" fo:font-size="10pt" officeooo:rsid="001e51f7" officeooo:paragraph-rsid="00205165" style:font-size-asian="10pt" style:font-size-complex="10pt"/>
    </style:style>
    <style:style style:name="P3" style:family="paragraph" style:parent-style-name="Standard" style:list-style-name="L2">
      <style:text-properties style:font-name="Courier 10 Pitch" fo:font-size="10pt" officeooo:rsid="001e51f7" officeooo:paragraph-rsid="0024b704" style:font-size-asian="10pt" style:font-size-complex="10pt"/>
    </style:style>
    <style:style style:name="P4" style:family="paragraph" style:parent-style-name="Standard" style:list-style-name="L2">
      <style:text-properties style:font-name="Courier 10 Pitch" fo:font-size="10pt" officeooo:rsid="001e51f7" officeooo:paragraph-rsid="0028a34c" style:font-size-asian="10pt" style:font-size-complex="10pt"/>
    </style:style>
    <style:style style:name="P5" style:family="paragraph" style:parent-style-name="Standard" style:list-style-name="L2">
      <style:text-properties style:font-name="Courier 10 Pitch" fo:font-size="10pt" officeooo:rsid="00205165" officeooo:paragraph-rsid="00205165" style:font-size-asian="10pt" style:font-size-complex="10pt"/>
    </style:style>
    <style:style style:name="P6" style:family="paragraph" style:parent-style-name="Standard" style:list-style-name="L2">
      <style:text-properties style:font-name="Courier 10 Pitch" fo:font-size="10pt" officeooo:rsid="00205165" officeooo:paragraph-rsid="0024b704" style:font-size-asian="10pt" style:font-size-complex="10pt"/>
    </style:style>
    <style:style style:name="P7" style:family="paragraph" style:parent-style-name="Standard" style:list-style-name="L2">
      <style:text-properties style:font-name="Courier 10 Pitch" fo:font-size="10pt" officeooo:rsid="00205165" officeooo:paragraph-rsid="00292796" style:font-size-asian="10pt" style:font-size-complex="10pt"/>
    </style:style>
    <style:style style:name="P8" style:family="paragraph" style:parent-style-name="Standard">
      <style:text-properties style:font-name="Courier 10 Pitch" fo:font-size="10pt" officeooo:rsid="00205165" officeooo:paragraph-rsid="00205165" style:font-size-asian="10pt" style:font-size-complex="10pt"/>
    </style:style>
    <style:style style:name="P9" style:family="paragraph" style:parent-style-name="Standard" style:list-style-name="">
      <style:text-properties style:font-name="Courier 10 Pitch" fo:font-size="10pt" officeooo:rsid="00205165" officeooo:paragraph-rsid="00205165" style:font-size-asian="10pt" style:font-size-complex="10pt"/>
    </style:style>
    <style:style style:name="P10" style:family="paragraph" style:parent-style-name="Standard" style:list-style-name="">
      <style:text-properties style:font-name="Courier 10 Pitch" fo:font-size="10pt" officeooo:rsid="00205165" officeooo:paragraph-rsid="0024b704" style:font-size-asian="10pt" style:font-size-complex="10pt"/>
    </style:style>
    <style:style style:name="P11" style:family="paragraph" style:parent-style-name="Standard">
      <style:text-properties style:font-name="Courier 10 Pitch" fo:font-size="10pt" officeooo:rsid="0021ecdf" officeooo:paragraph-rsid="00205165" style:font-size-asian="10pt" style:font-size-complex="10pt"/>
    </style:style>
    <style:style style:name="P12" style:family="paragraph" style:parent-style-name="Standard">
      <style:text-properties style:font-name="Courier 10 Pitch" fo:font-size="10pt" officeooo:rsid="0021ecdf" officeooo:paragraph-rsid="0021ecdf" style:font-size-asian="10pt" style:font-size-complex="10pt"/>
    </style:style>
    <style:style style:name="P13" style:family="paragraph" style:parent-style-name="Standard" style:list-style-name="L2">
      <style:text-properties style:font-name="Courier 10 Pitch" fo:font-size="10pt" officeooo:rsid="0024b704" officeooo:paragraph-rsid="0024b704" style:font-size-asian="10pt" style:font-size-complex="10pt"/>
    </style:style>
    <style:style style:name="P14" style:family="paragraph" style:parent-style-name="Standard">
      <style:text-properties style:font-name="Courier 10 Pitch" fo:font-size="10pt" officeooo:rsid="00279785" officeooo:paragraph-rsid="00279785" style:font-size-asian="10pt" style:font-size-complex="10pt"/>
    </style:style>
    <style:style style:name="P15" style:family="paragraph" style:parent-style-name="Standard">
      <style:text-properties style:font-name="Courier 10 Pitch" fo:font-size="8pt" officeooo:rsid="0021ecdf" officeooo:paragraph-rsid="0021ecdf" style:font-size-asian="8pt" style:font-size-complex="8pt"/>
    </style:style>
    <style:style style:name="P16" style:family="paragraph" style:parent-style-name="Standard">
      <style:text-properties style:font-name="Courier 10 Pitch" fo:font-size="8pt" officeooo:rsid="0021ecdf" officeooo:paragraph-rsid="0023d94d" style:font-size-asian="8pt" style:font-size-complex="8pt"/>
    </style:style>
    <style:style style:name="P17" style:family="paragraph" style:parent-style-name="Standard">
      <style:text-properties style:font-name="Courier 10 Pitch" fo:font-size="8pt" officeooo:rsid="0021ecdf" officeooo:paragraph-rsid="0024b704" style:font-size-asian="8pt" style:font-size-complex="8pt"/>
    </style:style>
    <style:style style:name="P18" style:family="paragraph" style:parent-style-name="Standard">
      <style:text-properties style:font-name="Courier 10 Pitch" fo:font-size="8pt" officeooo:rsid="0021ecdf" officeooo:paragraph-rsid="00279785" style:font-size-asian="8pt" style:font-size-complex="8pt"/>
    </style:style>
    <style:style style:name="P19" style:family="paragraph" style:parent-style-name="Standard">
      <style:text-properties style:font-name="Courier 10 Pitch" fo:font-size="8pt" officeooo:rsid="0023d94d" officeooo:paragraph-rsid="0023d94d" style:font-size-asian="8pt" style:font-size-complex="8pt"/>
    </style:style>
    <style:style style:name="P20" style:family="paragraph" style:parent-style-name="Standard">
      <style:text-properties style:font-name="Courier 10 Pitch" fo:font-size="8pt" officeooo:rsid="0023d94d" officeooo:paragraph-rsid="0024b704" style:font-size-asian="8pt" style:font-size-complex="8pt"/>
    </style:style>
    <style:style style:name="P21" style:family="paragraph" style:parent-style-name="Standard">
      <style:text-properties style:font-name="Courier 10 Pitch" fo:font-size="8pt" officeooo:rsid="00279785" officeooo:paragraph-rsid="00279785" style:font-size-asian="8pt" style:font-size-complex="8pt"/>
    </style:style>
    <style:style style:name="P22" style:family="paragraph" style:parent-style-name="Standard">
      <style:paragraph-properties fo:padding="0.049cm" fo:border-left="none" fo:border-right="none" fo:border-top="none" fo:border-bottom="0.74pt solid #000000" style:shadow="none"/>
      <style:text-properties style:font-name="Courier 10 Pitch" fo:font-size="10pt" fo:font-weight="normal" officeooo:rsid="001e51f7" officeooo:paragraph-rsid="001e51f7" style:font-size-asian="10pt" style:font-weight-asian="normal" style:font-size-complex="10pt" style:font-weight-complex="normal"/>
    </style:style>
    <style:style style:name="P23" style:family="paragraph" style:parent-style-name="Standard" style:list-style-name="L2">
      <style:paragraph-properties fo:break-before="page"/>
      <style:text-properties style:font-name="Courier 10 Pitch" fo:font-size="10pt" officeooo:rsid="00205165" officeooo:paragraph-rsid="00205165" style:font-size-asian="10pt" style:font-size-complex="10pt"/>
    </style:style>
    <style:style style:name="P24" style:family="paragraph" style:parent-style-name="Standard" style:list-style-name="L2">
      <style:paragraph-properties fo:break-before="page"/>
      <style:text-properties style:font-name="Courier 10 Pitch" fo:font-size="10pt" officeooo:rsid="00205165" officeooo:paragraph-rsid="0024b704" style:font-size-asian="10pt" style:font-size-complex="10pt"/>
    </style:style>
    <style:style style:name="P25" style:family="paragraph" style:parent-style-name="Standard" style:list-style-name="L2">
      <style:paragraph-properties fo:break-before="page"/>
      <style:text-properties style:font-name="Courier 10 Pitch" fo:font-size="10pt" officeooo:rsid="001e51f7" officeooo:paragraph-rsid="0024b704" style:font-size-asian="10pt" style:font-size-complex="10pt"/>
    </style:style>
    <style:style style:name="T1" style:family="text">
      <style:text-properties officeooo:rsid="00205165"/>
    </style:style>
    <style:style style:name="T2" style:family="text">
      <style:text-properties style:font-name="Droid Sans Fallback" style:font-name-asian="Droid Sans Fallback" style:font-name-complex="Droid Sans Fallback"/>
    </style:style>
    <style:style style:name="T3" style:family="text">
      <style:text-properties officeooo:rsid="0021ecdf"/>
    </style:style>
    <style:style style:name="T4" style:family="text">
      <style:text-properties style:font-name-asian="Droid Sans Fallback" style:font-name-complex="Droid Sans Fallback"/>
    </style:style>
    <style:style style:name="T5" style:family="text">
      <style:text-properties officeooo:rsid="0023d94d"/>
    </style:style>
    <style:style style:name="T6" style:family="text">
      <style:text-properties officeooo:rsid="0024b704"/>
    </style:style>
    <style:style style:name="T7" style:family="text">
      <style:text-properties style:text-underline-style="solid" style:text-underline-width="auto" style:text-underline-color="font-color"/>
    </style:style>
    <style:style style:name="T8" style:family="text">
      <style:text-properties officeooo:rsid="00279785"/>
    </style:style>
    <style:style style:name="T9" style:family="text">
      <style:text-properties officeooo:rsid="0028a34c"/>
    </style:style>
    <style:style style:name="T10" style:family="text">
      <style:text-properties officeooo:rsid="002927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BRE Y APELLIDOS: GREGORIO CORPAS PRIETO</text:p>
      <text:p text:style-name="P1">GRUPO: GP8 </text:p>
      <text:p text:style-name="P1"/>
      <text:list xml:id="list1725147875865465829" text:style-name="L2">
        <text:list-item>
          <text:p text:style-name="P2">ENUNCIADO: </text:p>
          <text:list>
            <text:list-item>
              <text:p text:style-name="P2">En un curso se han realizado dos exámenes diferentes, A y B entre sus 50 alumnos (alumnos pares, examen A; alumnos impares, examen B). Implementa una función que calcule la nota media, máxima y mínima de cada examen. <text:line-break/></text:p>
            </text:list-item>
          </text:list>
        </text:list-item>
        <text:list-item>
          <text:p text:style-name="P2">DATOS DE ENTRADA: </text:p>
          <text:list>
            <text:list-item>
              <text:p text:style-name="P2">Supondremos el conjunto de exámenes como un array de 50 elementos<text:span text:style-name="T3"> ya relleno.</text:span></text:p>
              <text:list>
                <text:list-item>
                  <text:p text:style-name="P2"><text:span text:style-name="T1">Nombre: examenes</text:span></text:p>
                </text:list-item>
                <text:list-item>
                  <text:p text:style-name="P2"><text:span text:style-name="T1">Correspondencia: Estructura almacenadora de notas de exámenes</text:span></text:p>
                </text:list-item>
                <text:list-item>
                  <text:p text:style-name="P2"><text:span text:style-name="T1">Tipo de dato: Flotante</text:span></text:p>
                </text:list-item>
                <text:list-item>
                  <text:p text:style-name="P2"><text:span text:style-name="T1">Restricciones: Ninguna<text:line-break/></text:span></text:p>
                </text:list-item>
              </text:list>
            </text:list-item>
          </text:list>
        </text:list-item>
        <text:list-item>
          <text:p text:style-name="P2"><text:span text:style-name="T1">RESULTADOS O SALIDA:</text:span></text:p>
          <text:list>
            <text:list-item>
              <text:p text:style-name="P2"><text:span text:style-name="T1">El problema planteado requiere el retorno de 3 valores estadísticos acerca de las notas (media, máxima, mínima)</text:span></text:p>
              <text:list>
                <text:list-item>
                  <text:p text:style-name="P2"><text:span text:style-name="T1">Nombre: media, maxima, minima</text:span></text:p>
                </text:list-item>
                <text:list-item>
                  <text:p text:style-name="P2"><text:span text:style-name="T1">Correspondencia: Notas media, máxima y mínima del conjunto de exámenes</text:span></text:p>
                </text:list-item>
                <text:list-item>
                  <text:p text:style-name="P2"><text:span text:style-name="T1">Tipo de dato: Flotante<text:line-break/></text:span></text:p>
                </text:list-item>
              </text:list>
            </text:list-item>
            <text:list-item>
              <text:p text:style-name="P2"><text:span text:style-name="T1">Una vez obtenidos los valores de las variables se mostrarán impresas por pantalla en la terminal<text:line-break/></text:span></text:p>
            </text:list-item>
          </text:list>
        </text:list-item>
        <text:list-item>
          <text:p text:style-name="P2"><text:span text:style-name="T1">DATOS AUXILIARES:</text:span></text:p>
          <text:list>
            <text:list-item>
              <text:p text:style-name="P2"><text:span text:style-name="T1">Para poder implementar las funcionalidades de media, máxima y mínima necesitaremos variables auxiliares del mismo tipo para ir almacenando y comparando tanto mínimos como máximos, y también el sumatorio de notas para calcular la media.<text:line-break/></text:span></text:p>
            </text:list-item>
          </text:list>
        </text:list-item>
        <text:list-item>
          <text:p text:style-name="P2"><text:span text:style-name="T1">DESCRIPCIÓN DEL ALGORITMO:</text:span></text:p>
          <text:list>
            <text:list-item>
              <text:p text:style-name="P4"><text:span text:style-name="T1">Debido a que el problema pide que en una única función o método calculemos varios valores de una vez, usaremos funciones void con parámetros de llamada y retorno usando paso por referencia.<text:line-break/></text:span></text:p>
            </text:list-item>
            <text:list-item>
              <text:p text:style-name="P4"><text:span text:style-name="T9">Por modularizar las funcionalidades he decidido implementar la solución usando métodos particulares para cada cálculo estadístico que hagan retornos tipo flotante, aunque bien podría haber hecho las modificaciones directamente en las variables pasando sus direcciones desde CalculaEstadísticas a cualquier método particular por referencia, o incluso ahorrarme dicha modularidad y calcularlo todo en el método CalculaEstadísticas.<text:line-break/></text:span></text:p>
            </text:list-item>
            <text:list-item>
              <text:p text:style-name="P2"><text:span text:style-name="T1">La idea consiste</text:span> <text:span text:style-name="T1">en crear un método principal al que llamaremos calculaEstadisticas que recibirá el vector de notas y las posiciones de memoria de las variables donde se servirán los valores de retorno.<text:line-break/></text:span></text:p>
            </text:list-item>
            <text:list-item>
              <text:p text:style-name="P5">Dentro de esta función CalculaEstadísticas llamaremos individualmente a los métodos calculaMedia, calculaMaxima y calculaMinima. Dichos métodos recibirán por parámetro el vector con las notas y mediante un return devolverán el valor exigido.<text:line-break/></text:p>
            </text:list-item>
            <text:list-item>
              <text:p text:style-name="P5">Una vez calculado todo se rellenarán las variables pasadas por <text:soft-page-break/>referencia en calculaEstadisticas y posteriormente desde el programa principal se imprimirán los valores finales.<text:line-break/></text:p>
            </text:list-item>
          </text:list>
        </text:list-item>
      </text:list>
      <text:p text:style-name="P9"/>
      <text:list xml:id="list41136425278542" text:continue-numbering="true" text:style-name="L2">
        <text:list-item>
          <text:p text:style-name="P23">PSEUDOCÓDIGO</text:p>
        </text:list-item>
      </text:list>
      <text:p text:style-name="P8"/>
      <text:p text:style-name="P15"><text:span text:style-name="T4">PROGRAMA PRINCIPAL:</text:span></text:p>
      <text:p text:style-name="P15"/>
      <text:p text:style-name="P15"><text:tab/>FLOTANTE MEDIA, MAXIMA, MINIMA, NOTAS[50]</text:p>
      <text:p text:style-name="P15"><text:tab/>ENTERO I</text:p>
      <text:p text:style-name="P15"/>
      <text:p text:style-name="P15"><text:tab/>PARA ( I = 0, MIENTRAS QUE I &lt; 50, I++ )</text:p>
      <text:p text:style-name="P15"><text:tab/><text:tab/>NOTAS[I] = RAND()%1000 / 100 </text:p>
      <text:p text:style-name="P15"><text:tab/>FIN PARA</text:p>
      <text:p text:style-name="P15"/>
      <text:p text:style-name="P15"><text:tab/>CALCULAESTADISTICAS(&amp;NOTAS, &amp;MEDIA, &amp;MAXIMA, &amp;MINIMA)</text:p>
      <text:p text:style-name="P15"/>
      <text:p text:style-name="P15"><text:tab/>IMPRIME( LA NOTA MEDIA ES [MEDIA] LA NOTA MAXIMA ES [MAXIMA] LA NOTA MINIMA ES [MINIMA] )</text:p>
      <text:p text:style-name="P15"/>
      <text:p text:style-name="P15">FIN PROGRAMA PRINCIPAL </text:p>
      <text:p text:style-name="P15"/>
      <text:p text:style-name="P15">CALCULAESTADISTICAS (<text:span text:style-name="T5"> *NOTAS, *MEDIA, *MAXIMA, *MINIMA </text:span>):</text:p>
      <text:p text:style-name="P15"/>
      <text:p text:style-name="P19"><text:tab/>*MEDIA = CALCULAMEDIA(NOTAS)</text:p>
      <text:p text:style-name="P19"><text:tab/>*MAXIMA = CALCULAMAXIMA(NOTAS)</text:p>
      <text:p text:style-name="P19"><text:tab/>*MINIMA = CALCULAMINIMA(NOTAS)</text:p>
      <text:p text:style-name="P15"/>
      <text:p text:style-name="P15">FIN CALCULAESTADISTICAS</text:p>
      <text:p text:style-name="P15"/>
      <text:p text:style-name="P15">CALCULAMEDIA<text:span text:style-name="T5"> ( *NOTAS )</text:span>:</text:p>
      <text:p text:style-name="P15"/>
      <text:p text:style-name="P20"><text:tab/>ENTERO I</text:p>
      <text:p text:style-name="P20"><text:span text:style-name="T6"><text:tab/>FLOTANTE </text:span>AUXILIAR=0</text:p>
      <text:p text:style-name="P19"/>
      <text:p text:style-name="P19"><text:tab/><text:span text:style-name="T3">PARA ( I = 0, MIENTRAS QUE I &lt; 50, I++ )</text:span></text:p>
      <text:p text:style-name="P16"><text:tab/><text:tab/><text:span text:style-name="T5">AUXILIAR += </text:span>NOTAS[I]</text:p>
      <text:p text:style-name="P16"><text:tab/>FIN PARA</text:p>
      <text:p text:style-name="P19"><text:tab/></text:p>
      <text:p text:style-name="P19"><text:tab/>RETURN AUXILIAR / 50</text:p>
      <text:p text:style-name="P15"/>
      <text:p text:style-name="P15">FIN CALCULAMEDIA</text:p>
      <text:p text:style-name="P15"/>
      <text:p text:style-name="P16">CALCULAMAXIMA<text:span text:style-name="T5">( *NOTAS )</text:span>:</text:p>
      <text:p text:style-name="P16"/>
      <text:p text:style-name="P20"><text:tab/>ENTERO I</text:p>
      <text:p text:style-name="P20"><text:span text:style-name="T6"><text:tab/>FLOTANTE</text:span> AUXILIAR=0</text:p>
      <text:p text:style-name="P19"/>
      <text:p text:style-name="P19"><text:tab/><text:span text:style-name="T3">PARA ( I = 0, MIENTRAS QUE I &lt; 50, I++ )</text:span></text:p>
      <text:p text:style-name="P16"><text:tab/><text:tab/><text:span text:style-name="T5">SI AUXILIAR &lt; </text:span>NOTAS[I]</text:p>
      <text:p text:style-name="P19"><text:tab/><text:tab/><text:tab/>AUXILIAR = NOTAS[I]</text:p>
      <text:p text:style-name="P19"><text:tab/><text:tab/>FIN SI</text:p>
      <text:p text:style-name="P16"><text:tab/>FIN PARA</text:p>
      <text:p text:style-name="P19"><text:tab/></text:p>
      <text:p text:style-name="P19"><text:tab/>RETURN AUXILIAR</text:p>
      <text:p text:style-name="P15"/>
      <text:p text:style-name="P15">FIN CALCULAMAXIMA</text:p>
      <text:p text:style-name="P15"/>
      <text:p text:style-name="P16">CALCULAMINIMA<text:span text:style-name="T5">( *NOTAS )</text:span>:</text:p>
      <text:p text:style-name="P17"/>
      <text:p text:style-name="P20"><text:tab/>ENTERO I</text:p>
      <text:p text:style-name="P20"><text:span text:style-name="T6"><text:tab/>FLOTANTE</text:span> AUXILIAR=<text:span text:style-name="T6">1</text:span>0</text:p>
      <text:p text:style-name="P19"/>
      <text:p text:style-name="P19"><text:tab/><text:span text:style-name="T3">PARA ( I = 0, MIENTRAS QUE I &lt; 50, I++ )</text:span></text:p>
      <text:p text:style-name="P16"><text:tab/><text:tab/><text:span text:style-name="T5">SI AUXILIAR &gt; </text:span>NOTAS[I]</text:p>
      <text:p text:style-name="P19"><text:tab/><text:tab/><text:tab/>AUXILIAR = NOTAS[I]</text:p>
      <text:p text:style-name="P19"><text:tab/><text:tab/>FIN SI</text:p>
      <text:p text:style-name="P16"><text:tab/>FIN PARA</text:p>
      <text:p text:style-name="P19"><text:tab/></text:p>
      <text:p text:style-name="P19"><text:tab/>RETURN AUXILIAR</text:p>
      <text:p text:style-name="P15"/>
      <text:p text:style-name="P15">FIN CALCULAMINIMA</text:p>
      <text:p text:style-name="P15"/>
      <text:p text:style-name="P12"><text:span text:style-name="T2"><text:s/></text:span></text:p>
      <text:p text:style-name="P12"><text:span text:style-name="T2"/></text:p>
      <text:p text:style-name="P11"/>
      <text:list xml:id="list41138197819241" text:continue-list="list41136425278542" text:style-name="L2">
        <text:list-item text:start-value="1">
          <text:p text:style-name="P25">ENUNCIADO: </text:p>
          <text:list>
            <text:list-item>
              <text:p text:style-name="P3"><text:span text:style-name="T6">Implementa una función que responda al siguiente prototipo: int es_prefijo(char * cadena, char * prefijo) que compruebe si una cadena es prefijo de otra. La función devolverá 1 si es prefijo y 0 si no lo fuera. Utiliza la función strstr de la biblioteca &lt;string.h&gt;</text:span> <text:line-break/></text:p>
            </text:list-item>
          </text:list>
        </text:list-item>
        <text:list-item>
          <text:p text:style-name="P3">DATOS DE ENTRADA: </text:p>
          <text:list>
            <text:list-item>
              <text:p text:style-name="P13">Tendremos 2 vectores de char, uno para la cadena y otro para la subcadena</text:p>
              <text:list>
                <text:list-item>
                  <text:p text:style-name="P3"><text:span text:style-name="T1">Nombre: cadena, subcadena</text:span></text:p>
                </text:list-item>
                <text:list-item>
                  <text:p text:style-name="P3"><text:span text:style-name="T1">Correspondencia: cadena de caracteres y prefijo que buscar</text:span></text:p>
                </text:list-item>
                <text:list-item>
                  <text:p text:style-name="P3"><text:span text:style-name="T1">Tipo de dato: * char</text:span></text:p>
                </text:list-item>
                <text:list-item>
                  <text:p text:style-name="P3"><text:span text:style-name="T1">Restricciones: Ninguna<text:line-break/></text:span></text:p>
                </text:list-item>
              </text:list>
            </text:list-item>
          </text:list>
        </text:list-item>
        <text:list-item>
          <text:p text:style-name="P3"><text:span text:style-name="T1">RESULTADOS O SALIDA:</text:span></text:p>
          <text:list>
            <text:list-item>
              <text:p text:style-name="P3"><text:span text:style-name="T1">El retorno será una impresión por pantalla que indique si la subcadena es prefijo de la cadena<text:line-break/></text:span></text:p>
            </text:list-item>
          </text:list>
        </text:list-item>
        <text:list-item>
          <text:p text:style-name="P3"><text:span text:style-name="T1">DATOS AUXILIARES:</text:span></text:p>
          <text:list>
            <text:list-item>
              <text:p text:style-name="P3"><text:span text:style-name="T6">Ninguno en particular<text:line-break/></text:span></text:p>
            </text:list-item>
          </text:list>
        </text:list-item>
        <text:list-item>
          <text:p text:style-name="P3"><text:span text:style-name="T1">DESCRIPCIÓN DEL ALGORITMO:</text:span></text:p>
          <text:list>
            <text:list-item>
              <text:p text:style-name="P6"><text:span text:style-name="T6">Se pedirá por teclado al usuario introducir la cadena de texto<text:line-break/></text:span></text:p>
            </text:list-item>
            <text:list-item>
              <text:p text:style-name="P6"><text:span text:style-name="T6">Se pedirá por teclado al usuario introducir la subcadena prefijo<text:line-break/></text:span></text:p>
            </text:list-item>
            <text:list-item>
              <text:p text:style-name="P7"><text:span text:style-name="T6">Se pasarán ambas cadenas (vectores de caracteres) por referencia a la función esPrefijo, donde serán comparadas y analizadas.<text:line-break/></text:span></text:p>
            </text:list-item>
            <text:list-item>
              <text:p text:style-name="P7"><text:span text:style-name="T10">Con la función strstr comprobaremos en primera instancia si la subcadena se encuentra en la cadena, y además, dicha función devuelve la posición de memoria de donde se encontró la primera coincidencia, por tanto la compararemos con la posición 0 del array de caracteres cadena, o lo que es lo mismo, con cadena. (cadena = &amp;cadena[0])<text:line-break/></text:span></text:p>
            </text:list-item>
            <text:list-item>
              <text:p text:style-name="P6"><text:span text:style-name="T6">Si son prefijo o no será cuestionado en el programa principal mediante el retorno de la función esPrefijo que será comparado con 1, y el resultado final se indicará mediante mensaje por pantalla en la terminal</text:span><text:line-break/></text:p>
            </text:list-item>
          </text:list>
        </text:list-item>
      </text:list>
      <text:p text:style-name="P10"/>
      <text:list xml:id="list41137950501106" text:continue-numbering="true" text:style-name="L2">
        <text:list-item>
          <text:p text:style-name="P24">PSEUDOCÓDIGO</text:p>
        </text:list-item>
      </text:list>
      <text:p text:style-name="P14"/>
      <text:p text:style-name="P18"><text:span text:style-name="T4">PROGRAMA PRINCIPAL:</text:span></text:p>
      <text:p text:style-name="P18"/>
      <text:p text:style-name="P18"><text:tab/><text:span text:style-name="T8">CARACTER</text:span> <text:span text:style-name="T8">CADENA[30], SUBCADENA[20]</text:span></text:p>
      <text:p text:style-name="P21"><text:tab/></text:p>
      <text:p text:style-name="P21"><text:tab/>IMPRIME(INTRODUCE UNA CADENA DE TEXTO)</text:p>
      <text:p text:style-name="P21"><text:tab/>LEE(CADENA)</text:p>
      <text:p text:style-name="P21"><text:tab/>IMPRIME(INTRODUCE UN PREFIJO A BUSCAR EN LA CADENA)</text:p>
      <text:p text:style-name="P21"><text:tab/>LEE(SUBCADENA)</text:p>
      <text:p text:style-name="P21"/>
      <text:p text:style-name="P21"><text:tab/>SI (ESPREFIJO(CADENA,SUBCADENA) == 1) </text:p>
      <text:p text:style-name="P21"><text:tab/><text:tab/>IMPRIME(COINCIDENCIA ENCONTRADA, [SUBCADENA] ES PREFIJO DE [CADENA])</text:p>
      <text:p text:style-name="P21"><text:tab/></text:p>
      <text:p text:style-name="P21"><text:tab/>SINO</text:p>
      <text:p text:style-name="P21"><text:tab/><text:tab/>IMPRIME(NO EXISTEN COINCIDENCIAS, UNA MALA TARDE LA TIENE CUALQUIERA)</text:p>
      <text:p text:style-name="P21"><text:tab/>FIN SI</text:p>
      <text:p text:style-name="P21"/>
      <text:p text:style-name="P21">FIN PROGRAMA PRINCIPAL</text:p>
      <text:p text:style-name="P21"/>
      <text:p text:style-name="P21">ESPREFIJO (CARACTER * CADENA, CARACTER * SUBCADENA):</text:p>
      <text:p text:style-name="P21"><text:tab/>ENTERO ACIERTO = 0;</text:p>
      <text:p text:style-name="P21"/>
      <text:p text:style-name="P21"><text:tab/>SI (<text:span text:style-name="T10">(</text:span>STRSTR(CADENA,SUBCADENA)<text:span text:style-name="T10">) == CADENA</text:span>)</text:p>
      <text:p text:style-name="P21"><text:tab/><text:tab/>ACIERTO = 1</text:p>
      <text:p text:style-name="P21"><text:tab/>FIN SI<text:tab/></text:p>
      <text:p text:style-name="P21"/>
      <text:p text:style-name="P21"><text:tab/>RETURN ACIERTO;</text:p>
      <text:p text:style-name="P21">FIN ESPREFI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DejaVu Sans" svg:font-family="'DejaVu Sans'" style:font-adornments="Book" style:font-family-generic="swiss"/>
    <style:font-face style:name="Droid Sans Fallback" svg:font-family="'Droid Sans Fallback'"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049cm" fo:border-left="none" fo:border-right="none" fo:border-top="none" fo:border-bottom="0.74pt solid #000000" style:shadow="none"/>
      <style:text-properties style:font-name="Courier 10 Pitch" fo:font-size="10pt" fo:font-weight="normal" officeooo:rsid="001e51f7" officeooo:paragraph-rsid="001e51f7"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ELACIÓN DE PRÁCTICAS 1<text:tab/><text:tab/><text:tab/><text:tab/><text:tab/><text:tab/><text:tab/><text:tab/><text:tab/>PUNTER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5-02-13T02:23:54.945971650</meta:creation-date>
    <dc:date>2015-02-13T04:11:36.076971245</dc:date>
    <dc:creator>grego </dc:creator>
    <meta:editing-duration>PT1H8S</meta:editing-duration>
    <meta:editing-cycles>4</meta:editing-cycles>
    <meta:generator>LibreOffice/4.2.7.2$Linux_X86_64 LibreOffice_project/420m0$Build-2</meta:generator>
    <meta:document-statistic meta:table-count="0" meta:image-count="0" meta:object-count="0" meta:page-count="5" meta:paragraph-count="112" meta:word-count="876" meta:character-count="5548" meta:non-whitespace-character-count="4716"/>
  </office:meta>
</office:document-meta>
</file>